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75cm" fo:min-width="6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626cm" fo:min-width="2.75cm"/>
      <style:paragraph-properties style:writing-mode="lr-tb"/>
    </style:style>
    <style:style style:name="gr3" style:family="graphic" style:parent-style-name="objectwithoutfill">
      <style:graphic-properties draw:marker-end="Sagopintoj_20_3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draw:marker-end="Sagopintoj_20_4" draw:marker-end-width="0.3cm" draw:fill="none" draw:textarea-vertical-align="middl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25cm" fo:min-width="3.25cm"/>
      <style:paragraph-properties style:writing-mode="lr-tb"/>
    </style:style>
    <style:style style:name="gr6" style:family="graphic" style:parent-style-name="objectwithoutfill">
      <style:graphic-properties draw:marker-end="Sagopintoj_20_6" draw:marker-end-width="0.3cm" draw:fill="none" draw:textarea-vertical-align="middle"/>
    </style:style>
    <style:style style:name="gr7" style:family="graphic" style:parent-style-name="objectwithoutfill">
      <style:graphic-properties draw:marker-end="Sagopintoj_20_7" draw:marker-end-width="0.3cm" draw:fill="none" draw:textarea-vertical-align="middle"/>
      <style:paragraph-properties style:writing-mode="lr-tb"/>
    </style:style>
    <style:style style:name="gr8" style:family="graphic" style:parent-style-name="standard">
      <style:graphic-properties draw:fill-color="#1e6a39" draw:textarea-horizontal-align="justify" draw:textarea-vertical-align="middle" draw:auto-grow-height="false" fo:min-height="2.25cm" fo:min-width="4.75cm"/>
      <style:paragraph-properties style:writing-mode="lr-tb"/>
    </style:style>
    <style:style style:name="gr9" style:family="graphic" style:parent-style-name="standard">
      <style:graphic-properties draw:fill-color="#c9211e" draw:textarea-horizontal-align="justify" draw:textarea-vertical-align="middle" draw:auto-grow-height="false" fo:min-height="2.25cm" fo:min-width="4.75cm"/>
      <style:paragraph-properties style:writing-mode="lr-tb"/>
    </style:style>
    <style:style style:name="gr10" style:family="graphic" style:parent-style-name="objectwithoutfill">
      <style:graphic-properties draw:marker-end="Sagopintoj_20_9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Sagopintoj_20_10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e6a39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c9211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priora">
        <draw:custom-shape draw:style-name="gr1" draw:text-style-name="P1" xml:id="id2" draw:id="id2" draw:layer="layout" svg:width="6.75cm" svg:height="4cm" svg:x="11.5cm" svg:y="3.25cm">
          <text:p text:style-name="P1">Replace first 4-digit</text:p>
          <text:p text:style-name="P1">number with</text:p>
          <text:p text:style-name="P1">'&lt;%= YEAR %&gt;'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5cm" svg:height="5.75cm" svg:x="1.75cm" svg:y="4cm">
          <text:p text:style-name="P1">Buffer contains</text:p>
          <text:p text:style-name="P1">4-digit</text:p>
          <text:p text:style-name="P1">numb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4.978cm" svg:y1="1.646cm" svg:x2="5cm" svg:y2="4cm" draw:end-shape="id1" draw:end-glue-point="4" svg:d="M4978 1646l22 2354" svg:viewBox="0 0 23 2355">
          <text:p text:style-name="P1">File contents</text:p>
          <text:p text:style-name="P1">as buffer</text:p>
        </draw:connector>
        <draw:connector draw:style-name="gr4" draw:text-style-name="P2" draw:layer="layout" draw:type="line" svg:x1="8.25cm" svg:y1="6.875cm" svg:x2="11.5cm" svg:y2="5.25cm" draw:start-shape="id1" draw:start-glue-point="7" draw:end-shape="id2" draw:end-glue-point="3" svg:d="M8250 6875l3250-1625" svg:viewBox="0 0 3251 1626">
          <text:p text:style-name="P1">Yes</text:p>
        </draw:connector>
        <draw:custom-shape draw:style-name="gr5" draw:text-style-name="P1" xml:id="id3" draw:id="id3" draw:layer="layout" svg:width="7.5cm" svg:height="7cm" svg:x="7cm" svg:y="9.5cm">
          <text:p text:style-name="P1">Buffer starts</text:p>
          <text:p text:style-name="P1">with string</text:p>
          <text:p text:style-name="P1">identical to</text:p>
          <text:p text:style-name="P1">most adjacent</text:p>
          <text:p text:style-name="P1">copyright.tx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draw:type="line" svg:x1="14.875cm" svg:y1="7.25cm" svg:x2="10.75cm" svg:y2="9.5cm" draw:start-shape="id2" draw:start-glue-point="2" draw:end-shape="id3" draw:end-glue-point="4" svg:d="M14875 7250l-4125 2250" svg:viewBox="0 0 4126 2251">
          <text:p/>
        </draw:connector>
        <draw:connector draw:style-name="gr7" draw:text-style-name="P2" draw:layer="layout" draw:type="line" svg:x1="5cm" svg:y1="9.75cm" svg:x2="10.75cm" svg:y2="9.5cm" draw:start-shape="id1" draw:start-glue-point="6" draw:end-shape="id3" draw:end-glue-point="4" svg:d="M5000 9750l5750-250" svg:viewBox="0 0 5751 251">
          <text:p text:style-name="P1">No</text:p>
        </draw:connector>
        <draw:custom-shape draw:style-name="gr8" draw:text-style-name="P3" xml:id="id4" draw:id="id4" draw:layer="layout" svg:width="5.25cm" svg:height="2.5cm" svg:x="4.5cm" svg:y="17.25cm">
          <text:p text:style-name="P1"><text:span text:style-name="T1">Approved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5" draw:id="id5" draw:layer="layout" svg:width="5.25cm" svg:height="2.5cm" svg:x="11.5cm" svg:y="17.25cm">
          <text:p text:style-name="P1"><text:span text:style-name="T1">Not approved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7cm" svg:y1="13cm" svg:x2="7.125cm" svg:y2="17.25cm" draw:start-shape="id3" draw:start-glue-point="5" draw:end-shape="id4" draw:end-glue-point="0" svg:d="M7000 13000l125 4250" svg:viewBox="0 0 126 4251">
          <text:p text:style-name="P1">Yes</text:p>
        </draw:connector>
        <draw:connector draw:style-name="gr11" draw:text-style-name="P2" draw:layer="layout" draw:type="line" svg:x1="14.5cm" svg:y1="13cm" svg:x2="14.125cm" svg:y2="17.25cm" draw:start-shape="id3" draw:start-glue-point="7" draw:end-shape="id5" draw:end-glue-point="0" svg:d="M14500 13000l-375 4250" svg:viewBox="0 0 376 4251">
          <text:p text:style-name="P1">No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guroj" draw:style="rectangular" draw:cx="50%" draw:cy="50%" draw:start-color="#cccccc" draw:end-color="#ffffff" draw:start-intensity="100%" draw:end-intensity="100%" draw:angle="0deg" draw:border="0%"/>
    <draw:gradient draw:name="Plena" draw:style="linear" draw:start-color="#ffffff" draw:end-color="#cccccc" draw:start-intensity="100%" draw:end-intensity="100%" draw:angle="30deg" draw:border="0%"/>
    <draw:gradient draw:name="Plena_20_blua" draw:display-name="Plena blua" draw:style="linear" draw:start-color="#729fcf" draw:end-color="#355269" draw:start-intensity="100%" draw:end-intensity="100%" draw:angle="30deg" draw:border="0%"/>
    <draw:gradient draw:name="Plena_20_flava" draw:display-name="Plena flava" draw:style="linear" draw:start-color="#ffde59" draw:end-color="#b47804" draw:start-intensity="100%" draw:end-intensity="100%" draw:angle="30deg" draw:border="0%"/>
    <draw:gradient draw:name="Plena_20_ruĝa" draw:display-name="Plena ruĝa" draw:style="linear" draw:start-color="#ff6d6d" draw:end-color="#c9211e" draw:start-intensity="100%" draw:end-intensity="100%" draw:angle="30deg" draw:border="0%"/>
    <draw:gradient draw:name="Plena_20_verda" draw:display-name="Plena verda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Sagopintoj_20_10" draw:display-name="Sagopintoj 10" svg:viewBox="0 0 20 20" svg:d="M0 20l10-20 10 20z"/>
    <draw:marker draw:name="Sagopintoj_20_2" draw:display-name="Sagopintoj 2" svg:viewBox="0 0 20 20" svg:d="M0 20l10-20 10 20z"/>
    <draw:marker draw:name="Sagopintoj_20_3" draw:display-name="Sagopintoj 3" svg:viewBox="0 0 20 20" svg:d="M0 20l10-20 10 20z"/>
    <draw:marker draw:name="Sagopintoj_20_4" draw:display-name="Sagopintoj 4" svg:viewBox="0 0 20 20" svg:d="M0 20l10-20 10 20z"/>
    <draw:marker draw:name="Sagopintoj_20_5" draw:display-name="Sagopintoj 5" svg:viewBox="0 0 20 20" svg:d="M0 20l10-20 10 20z"/>
    <draw:marker draw:name="Sagopintoj_20_6" draw:display-name="Sagopintoj 6" svg:viewBox="0 0 20 20" svg:d="M0 20l10-20 10 20z"/>
    <draw:marker draw:name="Sagopintoj_20_7" draw:display-name="Sagopintoj 7" svg:viewBox="0 0 20 20" svg:d="M0 20l10-20 10 20z"/>
    <draw:marker draw:name="Sagopintoj_20_8" draw:display-name="Sagopintoj 8" svg:viewBox="0 0 20 20" svg:d="M0 20l10-20 10 20z"/>
    <draw:marker draw:name="Sagopintoj_20_9" draw:display-name="Sagopintoj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o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o_20_sen_20_plenigo_20_kaj_20_sen_20_linio" style:display-name="Objekto sen plenigo kaj sen linio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oj"/>
      <style:text-properties fo:font-size="14pt" fo:font-weight="bold"/>
    </style:style>
    <style:style style:name="Filled" style:family="graphic" style:parent-style-name="Shapes">
      <style:graphic-properties draw:fill="gradient" draw:fill-gradient-name="Plena"/>
    </style:style>
    <style:style style:name="Filled_20_Blue" style:display-name="Filled Blue" style:family="graphic" style:parent-style-name="Filled">
      <style:graphic-properties draw:fill-gradient-name="Plena_20_blua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na_20_verda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na_20_ruĝa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na_20_flav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priora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24T12:13:36.431761323</meta:creation-date>
    <dc:date>2020-10-24T12:34:59.002721643</dc:date>
    <meta:editing-duration>PT11M11S</meta:editing-duration>
    <meta:editing-cycles>3</meta:editing-cycles>
    <meta:generator>LibreOffice/7.0.2.2$Linux_X86_64 LibreOffice_project/00$Build-2</meta:generator>
    <meta:document-statistic meta:object-count="11"/>
  </office:meta>
</office:document-meta>
</file>